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3601a" officeooo:paragraph-rsid="000360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70438206700244564" text:style-name="L2">
        <text:list-item>
          <text:p text:style-name="P1">Evidence for</text:p>
          <text:list>
            <text:list-item>
              <text:p text:style-name="P1">How you decided what to do (rationale)</text:p>
            </text:list-item>
            <text:list-item>
              <text:p text:style-name="P1">How to plan your time to get to end point (timeline)</text:p>
            </text:list-item>
            <text:list-item>
              <text:p text:style-name="P1">Clear evidence of the research conducted (evaluation of sources)</text:p>
            </text:list-item>
            <text:list-item>
              <text:p text:style-name="P1">Research methods used</text:p>
            </text:list-item>
            <text:list-item>
              <text:p text:style-name="P1">How your skills have developed (write about it in the rationale time management etc...)</text:p>
            </text:list-item>
            <text:list-item>
              <text:p text:style-name="P1">“Level of challenge” Not sure a problem for me, mine is quite advanced</text:p>
            </text:list-item>
            <text:list-item>
              <text:p text:style-name="P1">How your study habit has changed</text:p>
            </text:list-item>
            <text:list-item>
              <text:p text:style-name="P1">What would you do differently? <text:s/>Why? <text:s/></text:p>
            </text:list-item>
          </text:list>
        </text:list-item>
        <text:list-item>
          <text:p text:style-name="P1">Hand in</text:p>
          <text:list>
            <text:list-item>
              <text:p text:style-name="P1">PPR</text:p>
            </text:list-item>
            <text:list-item>
              <text:p text:style-name="P1">Rationale</text:p>
            </text:list-item>
            <text:list-item>
              <text:p text:style-name="P1">Diary</text:p>
            </text:list-item>
            <text:list-item>
              <text:p text:style-name="P1">Mid project review</text:p>
            </text:list-item>
            <text:list-item>
              <text:p text:style-name="P1">Time lines</text:p>
            </text:list-item>
            <text:list-item>
              <text:p text:style-name="P1">Research Interviews etc...</text:p>
            </text:list-item>
            <text:list-item>
              <text:p text:style-name="P1">What you've got from each of your sources</text:p>
            </text:list-item>
            <text:list-item>
              <text:p text:style-name="P1">Bibliography of sources</text:p>
            </text:list-item>
            <text:list-item>
              <text:p text:style-name="P1">Evidence of presentation</text:p>
            </text:list-item>
            <text:list-item>
              <text:p text:style-name="P1">Project Review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09:18:55.494000000</meta:creation-date>
    <dc:date>2014-09-16T10:05:12.230000000</dc:date>
    <meta:editing-duration>PT31M14S</meta:editing-duration>
    <meta:editing-cycles>1</meta:editing-cycles>
    <meta:document-statistic meta:table-count="0" meta:image-count="0" meta:object-count="0" meta:page-count="1" meta:paragraph-count="21" meta:word-count="121" meta:character-count="615" meta:non-whitespace-character-count="532"/>
    <meta:generator>LibreOffice/4.2.3.3$Windows_x86 LibreOffice_project/882f8a0a489bc99a9e60c7905a60226254cb6ff0</meta:generator>
  </office:meta>
</office:document-meta>
</file>